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01 Before changes</text:p>
          </table:table-cell>
          <table:table-cell table:style-name="ce1" office:value-type="string" calcext:value-type="string">
            <text:p>02 After ECDH caching</text:p>
          </table:table-cell>
          <table:table-cell table:style-name="ce1" office:value-type="string" calcext:value-type="string">
            <text:p>03 After object caching</text:p>
          </table:table-cell>
        </table:table-row>
        <table:table-row table:style-name="ro1">
          <table:table-cell table:number-columns-repeated="4" office:value-type="string" calcext:value-type="string">
            <text:p>----------</text:p>
          </table:table-cell>
        </table:table-row>
        <table:table-row table:style-name="ro1">
          <table:table-cell office:value-type="string" calcext:value-type="string">
            <text:p>AES Encrypt 16B <text:s text:c="9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S Encrypt 64B <text:s text:c="9"/>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S Encrypt 256B <text:s text:c="8"/>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S Encrypt 1024B <text:s text:c="7"/>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ES Decrypt 16B <text:s text:c="9"/>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S Decrypt 64B <text:s text:c="9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S Decrypt 256B <text:s text:c="8"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S Decrypt 1024B <text:s text:c="7"/>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ES 5x Encrypt/Decrypt <text:s text:c="2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IP04 Encrypt 16B <text:s text:c="7"/>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NIP04 Encrypt 64B <text:s text:c="7"/></text:p>
          </table:table-cell>
          <table:table-cell office:value-type="float" office:value="116" calcext:value-type="float">
            <text:p>11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P04 Encrypt 256B <text:s text:c="6"/></text:p>
          </table:table-cell>
          <table:table-cell office:value-type="float" office:value="117" calcext:value-type="float">
            <text:p>11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P04 Decrypt 16B <text:s text:c="7"/></text:p>
          </table:table-cell>
          <table:table-cell office:value-type="float" office:value="116" calcext:value-type="float">
            <text:p>11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P04 Decrypt 64B <text:s text:c="7"/></text:p>
          </table:table-cell>
          <table:table-cell office:value-type="float" office:value="116" calcext:value-type="float">
            <text:p>11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P04 Decrypt 256B <text:s text:c="6"/>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12:00:47.728199030</meta:creation-date>
    <meta:generator>LibreOffice/24.8.2.1$MacOSX_AARCH64 LibreOffice_project/0f794b6e29741098670a3b95d60478a65d05ef13</meta:generator>
    <dc:date>2025-11-12T12:22:05.873892198</dc:date>
    <meta:editing-duration>PT21M17S</meta:editing-duration>
    <meta:editing-cycles>5</meta:editing-cycles>
    <meta:document-statistic meta:table-count="1" meta:cell-count="68" meta:object-count="0"/>
  </office:meta>
</office:document-meta>
</file>